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A2D4EFD62FBF93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style:font-name="Liberation Sans3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64edb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weight="bold" officeooo:paragraph-rsid="001600b5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size="11pt" officeooo:paragraph-rsid="001600b5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size="11pt" officeooo:paragraph-rsid="001b6773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size="11pt" fo:font-weight="bold" officeooo:rsid="001600b5" officeooo:paragraph-rsid="001600b5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6.251cm"/>
          <style:tab-stop style:position="9.102cm"/>
          <style:tab-stop style:position="14.002cm"/>
        </style:tab-stops>
      </style:paragraph-properties>
      <style:text-properties officeooo:rsid="00164edb" officeooo:paragraph-rsid="00164edb"/>
    </style:style>
    <style:style style:name="P10" style:family="paragraph" style:parent-style-name="Text_20_body">
      <style:text-properties officeooo:rsid="00164edb" officeooo:paragraph-rsid="00164edb"/>
    </style:style>
    <style:style style:name="P11" style:family="paragraph" style:parent-style-name="Text_20_body">
      <style:text-properties officeooo:paragraph-rsid="00164edb"/>
    </style:style>
    <style:style style:name="P12" style:family="paragraph" style:parent-style-name="Text_20_body">
      <style:text-properties officeooo:paragraph-rsid="001a3ed6"/>
    </style:style>
    <style:style style:name="P13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size="11pt" officeooo:rsid="001600b5" officeooo:paragraph-rsid="001b6773" style:font-size-asian="11pt" style:font-size-complex="11pt"/>
    </style:style>
    <style:style style:name="P14" style:family="paragraph" style:parent-style-name="Vec" style:master-page-name="Standard">
      <style:paragraph-properties fo:margin-top="0cm" fo:margin-bottom="0cm" loext:contextual-spacing="false" style:page-number="auto">
        <style:tab-stops>
          <style:tab-stop style:position="10.504cm"/>
        </style:tab-stops>
      </style:paragraph-properties>
    </style:style>
    <style:style style:name="P1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164edb" style:font-size-asian="10pt" style:font-name-complex="Arial" style:font-size-complex="10pt"/>
    </style:style>
    <style:style style:name="T3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officeooo:rsid="001600b5"/>
    </style:style>
    <style:style style:name="T5" style:family="text">
      <style:text-properties fo:font-size="11pt" officeooo:rsid="001600b5" style:font-size-asian="11pt" style:font-size-complex="11pt"/>
    </style:style>
    <style:style style:name="T6" style:family="text">
      <style:text-properties officeooo:rsid="001a21f7"/>
    </style:style>
    <style:style style:name="T7" style:family="text">
      <style:text-properties officeooo:rsid="001a3ed6"/>
    </style:style>
    <style:style style:name="T8" style:family="text">
      <style:text-properties officeooo:rsid="001b6773"/>
    </style:style>
    <style:style style:name="T9" style:family="text">
      <style:text-properties fo:language="en" fo:country="US" officeooo:rsid="001b6773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span text:style-name="T5">povinný subjekt:</text:span></text:p>
      <text:p text:style-name="P7"><text:tab/>Výstaviště Praha, a.s.</text:p>
      <text:p text:style-name="P13"><text:tab/>Výstaviště 67</text:p>
      <text:p text:style-name="P13"><text:tab/>17000 Praha 7</text:p>
      <text:p text:style-name="P5"/>
      <text:p text:style-name="P5"/>
      <text:p text:style-name="P5"><text:tab/><text:span text:style-name="T4">Naše značka<text:tab/>Praha</text:span></text:p>
      <text:p text:style-name="P5"><text:tab/><text:span text:style-name="T8">ZK P</text:span><text:span text:style-name="T9">ha</text:span><text:span text:style-name="T8"> </text:span><text:span text:style-name="T9">#</text:span>11199<text:span text:style-name="T4"><text:tab/></text:span><text:span text:style-name="T4"><text:date style:data-style-name="N36" text:date-value="2018-05-22T10:03:42.895324439">22.05.2018</text:date></text:span></text:p>
      <text:p text:style-name="P6"/>
      <text:p text:style-name="P6"/>
      <text:p text:style-name="P6"/>
      <text:p text:style-name="P8">Věc: Žádost o informace podle zákona č. 106/1999 Sb. <text:span text:style-name="T7">A 131/2000 Sb.</text:span></text:p>
      <text:p text:style-name="P4"/>
      <text:p text:style-name="Text_20_body">Vážení,</text:p>
      <text:p text:style-name="P12">jako fyzická osoba – zastupitel hl. m. Prahy za Českou pirátskou stranu – Vás zdvořile ž<text:span text:style-name="T4">á</text:span>dám v souladu s § 51 odst. <text:span text:style-name="T6">2</text:span> písm. c) zákona č. 131/2000 Sb., o hlavním městě Praze, a v souladu se zákonem č. 106/1999 Sb., o svobodném přístupu k informacím, o poskytnutí: </text:p>
      <text:p text:style-name="P12"><text:line-break/><text:span text:style-name="T7">Podle registru na webové stránce </text:span><text:a xlink:type="simple" xlink:href="https://www.hlidacstatu.cz/Subjekt/25649329" text:style-name="Internet_20_link" text:visited-style-name="Visited_20_Internet_20_Link"><text:span text:style-name="T7">https://www.hlidacstatu.cz/Subjekt/25649329</text:span></text:a><text:span text:style-name="T7"> je v databázi 644 smluv bez uvedené ceny. Otázky jsou tedy následující:</text:span></text:p>
      <text:p text:style-name="P12"><text:span text:style-name="T4">- </text:span>Jaké jsou ceny na smlouvách, které Výstaviště a.s. zavedlo do registru, ale neuvedlo o nich cenu. </text:p>
      <text:p text:style-name="Standard"/>
      <text:p text:style-name="Standard">- Jaký je důvod neuvedení cen? </text:p>
      <text:p text:style-name="P11">Prosím o poskytnutí informace v elektronické podobě e-mailem <text:span text:style-name="T7">na adresu </text:span><text:a xlink:type="simple" xlink:href="mailto:viktor.mahrik@pirati.cz" text:style-name="Internet_20_link" text:visited-style-name="Visited_20_Internet_20_Link"><text:span text:style-name="T7">viktor.mahrik@pirati.cz</text:span></text:a><text:span text:style-name="T7"> </text:span>nebo datovou schránkou na adresu 4zjx7p. Předem děkuji za Vaši vstřícnost. </text:p>
      <text:p text:style-name="P10">S pozdravem</text:p>
      <text:p text:style-name="P9"><text:tab/><text:tab/>Viktor Mahrik</text:p>
      <text:p text:style-name="P9"><text:tab/><text:tab/>nar. 21. dubna 1982</text:p>
      <text:p text:style-name="P9"><text:tab/><text:tab/>bytem Únětická 739/13, 161 00 Praha</text:p>
      <text:p text:style-name="P9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orphans="2" fo:widows="2" style:page-number="auto" fo:background-color="transparent" style:shadow="none" style:writing-mode="lr-tb">
        <style:tab-stops/>
      </style:paragraph-properties>
      <style:text-properties fo:color="#333333" style:font-name="Liberation Sans" fo:font-family="'Liberation Sans'" style:font-style-name="Běžné" style:font-family-generic="swiss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loext:contextual-spacing="false" fo:hyphenation-ladder-count="no-limit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loext:contextual-spacing="false" fo:text-align="start" style:justify-single-word="false" fo:text-indent="0cm" style:auto-text-indent="false" style:shadow="none">
        <style:tab-stops/>
      </style:paragraph-properties>
      <style:text-properties fo:font-size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loext:contextual-spacing="false" style:page-number="auto"/>
      <style:text-properties fo:color="#333333" style:font-name="Liberation Sans2" fo:font-family="'Liberation Sans'" style:font-style-name="Tučné" style:font-family-generic="swiss" style:font-pitch="variable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loext:contextual-spacing="false" fo:text-align="justify" style:justify-single-word="false" fo:hyphenation-ladder-count="2" fo:text-indent="-0.598cm" style:auto-text-indent="false" style:page-number="auto" text:number-lines="false" text:line-number="0"/>
      <style:text-properties fo:font-size="10pt" style:font-size-asian="10pt" style:font-size-complex="10pt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0.499cm" loext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1cm" fo:margin-bottom="0cm" loext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loext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style:font-name="Liberation Sans3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64edb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style:font-size-asian="10pt" style:font-name-complex="Arial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164edb" style:font-size-asian="10pt" style:font-name-complex="Arial" style:font-size-complex="10pt"/>
    </style:style>
    <style:style style:name="MT3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002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1.499cm" style:dynamic-spacing="true"/>
      </style:header-style>
      <style:footer-style>
        <style:header-footer-properties svg:height="2.134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0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text:tab/></text:p>
      </style:header>
      <style:footer>
        <text:p text:style-name="MP3"><text:span text:style-name="MT1"><text:line-break/>Česká pirátská strana • </text:span><text:span text:style-name="MT2">Řehořova 19, Praha 3</text:span><text:span text:style-name="MT1"> • IČO 71339698 • </text:span><text:span text:style-name="MT2">Web http://praha.pirati.cz</text:span></text:p>
        <text:p text:style-name="MP3"><text:span text:style-name="MT3">Tel</text:span><text:span text:style-name="MT1">. +420 </text:span><text:span text:style-name="MT2">602 767 298</text:span><text:span text:style-name="MT1"> • E-mail </text:span><text:span text:style-name="MT2">Viktor.Mahrik@pirati.cz</text:span><text:span text:style-name="MT1"> • </text:span><text:span text:style-name="MT2">D</text:span><text:span text:style-name="MT1">atov</text:span><text:span text:style-name="MT2">á</text:span><text:span text:style-name="MT1"> schránk</text:span><text:span text:style-name="MT2">a 4zjx7p</text:span><text:span text:style-name="MT1"> </text:span></text:p>
        <text:p text:style-name="MP4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2:17:13.427000000</meta:creation-date>
    <meta:editing-cycles>2</meta:editing-cycles>
    <meta:editing-duration>PT3M58S</meta:editing-duration>
    <meta:generator>LibreOffice/5.3.1.2$Linux_X86_64 LibreOffice_project/30m0$Build-2</meta:generator>
    <meta:initial-creator>Viktor Mahrik</meta:initial-creator>
    <dc:date>2018-05-21T22:34:10.666000000</dc:date>
    <dc:creator>Viktor Mahrik</dc:creator>
    <meta:document-statistic meta:character-count="1188" meta:image-count="0" meta:non-whitespace-character-count="1002" meta:object-count="0" meta:page-count="1" meta:paragraph-count="22" meta:table-count="0" meta:word-count="182"/>
    <meta:user-defined meta:name="Informace 1"/>
    <meta:user-defined meta:name="Informace 2"/>
    <meta:user-defined meta:name="Informace 3"/>
    <meta:user-defined meta:name="Informace 4"/>
  </office:meta>
</office:document-meta>
</file>